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Quotations" style:list-style-name="L2"/>
    <style:style style:name="P4" style:family="paragraph" style:parent-style-name="Text_20_body" style:list-style-name="L3"/>
    <style:style style:name="P5" style:family="paragraph" style:parent-style-name="Quotations" style:list-style-name="L3"/>
    <style:style style:name="P6" style:family="paragraph" style:parent-style-name="Text_20_body" style:list-style-name="L4"/>
    <style:style style:name="P7" style:family="paragraph" style:parent-style-name="Quotations" style:list-style-name="L4"/>
    <style:style style:name="P8" style:family="paragraph" style:parent-style-name="Text_20_body" style:list-style-name="L5"/>
    <style:style style:name="P9" style:family="paragraph" style:parent-style-name="Quotations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Quotations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T1" style:family="text">
      <style:text-properties officeooo:rsid="000a843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1. Situações pouco ou não cobertas no seu dataset</text:span></text:h>
      <text:h text:style-name="Heading_20_3" text:outline-level="3"><text:span text:style-name="Strong_20_Emphasis">A. Erro humano, dúvidas e insegurança</text:span></text:h>
      <text:list text:style-name="L1">
        <text:list-item>
          <text:p text:style-name="P1">Casos onde o cliente manda mensagem errada (“Opa, mensagem errada”), pede pra desconsiderar, pergunta se foi recebido, pede desculpa por demorar pra responder.</text:p>
        </text:list-item>
        <text:list-item>
          <text:p text:style-name="P1">Cliente esquece de anexar documento e depois manda (“Esqueci de anexar, segue agora!”).</text:p>
        </text:list-item>
        <text:list-item>
          <text:p text:style-name="P1">Cliente pergunta se pode enviar áudio (“Posso te mandar um áudio explicando?”). <text:span text:style-name="T1">(Excelente, pois temos cobertura com Whisper – talvez seja o caso de incluir erros de transcrição de audio nas conversas)</text:span></text:p>
        </text:list-item>
      </text:list>
      <text:h text:style-name="Heading_20_3" text:outline-level="3"><text:span text:style-name="Strong_20_Emphasis">B. Checklist ativo de documentos </text:span></text:h>
      <text:list text:style-name="L2">
        <text:list-item>
          <text:p text:style-name="P2">Bot sugerindo checklist <text:span text:style-name="T1">para clientes</text:span>:</text:p>
          <text:p text:style-name="P3">"Pra esse tipo de caso, geralmente precisamos de RG, comprovante de endereço e certidão. Já tem algum desses pra me mandar?" <text:span text:style-name="T1">(Nos casos jurídicos o mais comum é pedir cópia da identidade ou RG e comprovante de endereço, a princípio e outros documentos se forem necessários para o caso depois.)</text:span></text:p>
        </text:list-item>
      </text:list>
      <text:h text:style-name="Heading_20_3" text:outline-level="3"><text:span text:style-name="Strong_20_Emphasis">C. Confirmação e reminders</text:span></text:h>
      <text:list text:style-name="L3">
        <text:list-item>
          <text:p text:style-name="P4">Bot mandando lembrete de envio de documento <text:span text:style-name="T1">pelo cliente</text:span> após X tempo:</text:p>
          <text:p text:style-name="P5">"Oi, só lembrando do documento que ficou faltando. Se precisar de ajuda, me fala!"</text:p>
        </text:list-item>
        <text:list-item>
          <text:p text:style-name="P4">Bot perguntando <text:span text:style-name="T1">ao cliente </text:span>se está tudo certo após envio de informações:</text:p>
          <text:p text:style-name="P5">"Recebi tudo certinho! Só me avisa se faltar algum detalhe ou se quiser agendar uma conversa."</text:p>
        </text:list-item>
      </text:list>
      <text:h text:style-name="Heading_20_3" text:outline-level="3"><text:span text:style-name="Strong_20_Emphasis">D. Encaminhamento externo</text:span></text:h>
      <text:list text:style-name="L4">
        <text:list-item>
          <text:p text:style-name="P6">Bot explicando <text:span text:style-name="T1">ao cliente</text:span>:</text:p>
          <text:p text:style-name="P7">"Esse tipo de caso não é nossa especialidade, mas posso indicar um colega de confiança. Posso passar seu contato pra ele?"</text:p>
        </text:list-item>
        <text:list-item>
          <text:p text:style-name="P6">Opção do cliente aceitar ou não a indicação (“Pode indicar sim!”, “Prefiro aguardar”, “Não, obrigado”).</text:p>
        </text:list-item>
      </text:list>
      <text:h text:style-name="Heading_20_3" text:outline-level="3"><text:span text:style-name="Strong_20_Emphasis">E. Agendamento dinâmico e canais</text:span></text:h>
      <text:list text:style-name="L5">
        <text:list-item>
          <text:p text:style-name="P8">Bot oferecendo <text:span text:style-name="T1">ao cliente </text:span>escolha de canal e confirmando horário:</text:p>
          <text:p text:style-name="P9">"Prefere conversar por telefone, WhatsApp ou vídeo? Me diz o melhor dia/horário pra você."</text:p>
        </text:list-item>
        <text:list-item>
          <text:p text:style-name="P8">Cliente perguntando sobre preço da consulta/atendimento inicial.</text:p>
        </text:list-item>
      </text:list>
      <text:h text:style-name="Heading_20_3" text:outline-level="3"><text:soft-page-break/><text:span text:style-name="Strong_20_Emphasis">F. Pergunta sobre forma de pagamento</text:span></text:h>
      <text:list text:style-name="L6">
        <text:list-item>
          <text:p text:style-name="P10">Cliente perguntando “Aceita PIX?”, “Pode parcelar no cartão?”, “Dá pra pagar depois?” etc.</text:p>
        </text:list-item>
        <text:list-item>
          <text:p text:style-name="P10">Bot explicando todas as formas de pagamento disponíveis <text:span text:style-name="T1">(que o advogado confirmou no onbonrding)</text:span>.</text:p>
        </text:list-item>
      </text:list>
      <text:h text:style-name="Heading_20_3" text:outline-level="3"><text:span text:style-name="Strong_20_Emphasis">G. Informações sobre andamento do caso</text:span></text:h>
      <text:list text:style-name="L7">
        <text:list-item>
          <text:p text:style-name="P11">Cliente pedindo atualização depois de X dias:</text:p>
          <text:p text:style-name="P12">"Oi, tem alguma novidade no meu processo?"</text:p>
        </text:list-item>
        <text:list-item>
          <text:p text:style-name="P11">Bot explicando que ainda está aguardando movimentação, ou que entrou em contato com o fórum, ou detalhando os próximos passos.</text:p>
        </text:list-item>
      </text:list>
      <text:h text:style-name="Heading_20_3" text:outline-level="3"><text:span text:style-name="Strong_20_Emphasis">H. Situações de recusa ou política</text:span></text:h>
      <text:list text:style-name="L8">
        <text:list-item>
          <text:p text:style-name="P13">Bot dizendo que não atende causas criminais, trabalhistas, etc, e explicando o motivo (“Por orientação do escritório, não atuamos nesse tipo de ação”).</text:p>
        </text:list-item>
        <text:list-item>
          <text:p text:style-name="P13">Bot recusando pedido de consulta gratuita (“Por política do escritório, o primeiro atendimento é para triagem, ok?”).</text:p>
        </text:list-item>
      </text:list>
      <text:h text:style-name="Heading_20_3" text:outline-level="3"><text:span text:style-name="Strong_20_Emphasis">I. Linguagem ainda mais regionalizada/informal</text:span></text:h>
      <text:list text:style-name="L9">
        <text:list-item>
          <text:p text:style-name="P14">Testar alguns exemplos com "sô", "uai", "vixi", "oxe", "massa demais", "top", "show", "demorô", etc — pode ajudar a IA a entender nuances e criar persona regional.</text:p>
        </text:list-item>
      </text:list>
      <text:p text:style-name="Horizontal_20_Line"/>
      <text:h text:style-name="Heading_20_2" text:outline-level="2"><text:span text:style-name="Strong_20_Emphasis">2. Dicas para implementar rapidamente:</text:span></text:h>
      <text:list text:style-name="L10">
        <text:list-item>
          <text:p text:style-name="P15">Para cada novo fluxo/situação, gere manualmente 3-5 exemplos <text:span text:style-name="Emphasis">novos</text:span> com pequenas variações, e injete no dataset com <text:span text:style-name="Source_20_Text">dataset.append(...)</text:span>.</text:p>
        </text:list-item>
        <text:list-item>
          <text:p text:style-name="P15">Dê atenção especial para <text:span text:style-name="Strong_20_Emphasis">agendamento</text:span> (oferecer horários, responder “esse horário não posso”, etc).</text:p>
        </text:list-item>
        <text:list-item>
          <text:p text:style-name="P15">Simule cliente perguntando sobre <text:span text:style-name="Strong_20_Emphasis">valores, formas de pagamento e prazos</text:span> (“Quanto tempo leva?”, “Quanto custa?”).</text:p>
        </text:list-item>
      </text:list>
      <text:p text:style-name="Horizontal_20_Line"/>
      <text:h text:style-name="Heading_20_2" text:outline-level="2"><text:span text:style-name="Strong_20_Emphasis">3. Cobertura de segmentos “Advogado”</text:span></text:h>
      <text:p text:style-name="Text_20_body">Você cobre bem: revisão de minuta, alerta de prazo, cobrança de cliente, pedido de documento.<text:line-break/>Você pode cobrir também:</text:p>
      <text:list text:style-name="L11">
        <text:list-item>
          <text:p text:style-name="P16">Advogado “brincando”: “Cliente sumiu, já faz 1 semana, mando mensagem de novo?”</text:p>
        </text:list-item>
        <text:list-item>
          <text:p text:style-name="P16">Advogado falando de permuta (“Cliente ofereceu aula de inglês como pagamento, quer?”)</text:p>
        </text:list-item>
        <text:list-item>
          <text:p text:style-name="P16">Advogado pedindo atualização do bot sobre clientes aguardando retorno.</text:p>
        </text:list-item>
      </text:list>
      <text:p text:style-name="Horizontal_20_Line"/>
      <text:h text:style-name="Heading_20_2" text:outline-level="2"><text:soft-page-break/><text:span text:style-name="Strong_20_Emphasis">4. Simulações de fluxo longo</text:span></text:h>
      <text:list text:style-name="L12">
        <text:list-item>
          <text:p text:style-name="P17">Sequência: cliente faz onboarding → bot pede documento → cliente demora e depois responde → bot agradece e confirma → cliente pede agendamento → bot oferece horários → cliente escolhe.</text:p>
        </text:list-item>
        <text:list-item>
          <text:p text:style-name="P17">Fluxo: Cliente pede ajuda → bot triagem → bot diz que não atende área → cliente aceita indicação → bot confirma e diz que colega vai entrar em contato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9T17:15:36.971742569</meta:creation-date>
    <dc:date>2025-07-19T19:20:39.394640109</dc:date>
    <meta:editing-duration>PT1H37M30S</meta:editing-duration>
    <meta:editing-cycles>1</meta:editing-cycles>
    <meta:document-statistic meta:table-count="0" meta:image-count="0" meta:object-count="0" meta:page-count="3" meta:paragraph-count="45" meta:word-count="631" meta:character-count="3917" meta:non-whitespace-character-count="3359"/>
    <meta:generator>LibreOffice/25.2.4.3$Linux_X86_64 LibreOffice_project/520$Build-3</meta:generator>
  </office:meta>
</office:document-meta>
</file>